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7c3" officeooo:paragraph-rsid="000087c3"/>
    </style:style>
    <style:style style:name="P2" style:family="paragraph" style:parent-style-name="Standard">
      <style:text-properties officeooo:paragraph-rsid="000087c3"/>
    </style:style>
    <style:style style:name="P3" style:family="paragraph" style:parent-style-name="Standard">
      <style:text-properties fo:font-weight="bold" officeooo:rsid="000087c3" officeooo:paragraph-rsid="00014b80" style:font-weight-asian="bold" style:font-weight-complex="bold"/>
    </style:style>
    <style:style style:name="P4" style:family="paragraph" style:parent-style-name="Standard">
      <style:text-properties fo:font-weight="bold" officeooo:rsid="000087c3" officeooo:paragraph-rsid="000087c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87c3" officeooo:paragraph-rsid="000087c3" style:font-weight-asian="bold" style:font-weight-complex="bold"/>
    </style:style>
    <style:style style:name="P6" style:family="paragraph" style:parent-style-name="Standard">
      <style:text-properties fo:font-weight="bold" officeooo:rsid="00014b80" officeooo:paragraph-rsid="00014b80" style:font-weight-asian="bold" style:font-weight-complex="bold"/>
    </style:style>
    <style:style style:name="P7" style:family="paragraph" style:parent-style-name="Standard">
      <style:text-properties fo:font-weight="bold" officeooo:rsid="000345d8" officeooo:paragraph-rsid="000345d8" style:font-weight-asian="bold" style:font-weight-complex="bold"/>
    </style:style>
    <style:style style:name="P8" style:family="paragraph" style:parent-style-name="Standard">
      <style:text-properties officeooo:rsid="00014b80" officeooo:paragraph-rsid="00014b80"/>
    </style:style>
    <style:style style:name="P9" style:family="paragraph" style:parent-style-name="Standard">
      <style:text-properties officeooo:paragraph-rsid="00014b80"/>
    </style:style>
    <style:style style:name="P10" style:family="paragraph" style:parent-style-name="Standard">
      <style:text-properties fo:font-weight="normal" officeooo:rsid="000087c3" officeooo:paragraph-rsid="00014b80" style:font-weight-asian="normal" style:font-weight-complex="normal"/>
    </style:style>
    <style:style style:name="P11" style:family="paragraph" style:parent-style-name="Standard">
      <style:text-properties style:text-underline-style="none" officeooo:rsid="000087c3" officeooo:paragraph-rsid="000087c3"/>
    </style:style>
    <style:style style:name="P12" style:family="paragraph" style:parent-style-name="Standard">
      <style:text-properties officeooo:rsid="000345d8" officeooo:paragraph-rsid="000345d8"/>
    </style:style>
    <style:style style:name="T1" style:family="text">
      <style:text-properties officeooo:rsid="000087c3"/>
    </style:style>
    <style:style style:name="T2" style:family="text">
      <style:text-properties officeooo:rsid="00014b80"/>
    </style:style>
    <style:style style:name="T3" style:family="text">
      <style:text-properties officeooo:rsid="000345d8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eguntas</text:p>
      <text:p text:style-name="P1"/>
      <text:p text:style-name="P1">1. En que año se lanzó el primer iPhone?</text:p>
      <text:p text:style-name="P2"><text:span text:style-name="T2">a) </text:span><text:span text:style-name="T1">2006</text:span></text:p>
      <text:p text:style-name="P4"><text:span text:style-name="T2">b) </text:span>2007</text:p>
      <text:p text:style-name="P1"><text:span text:style-name="T2">c) </text:span>2000</text:p>
      <text:p text:style-name="P1"><text:span text:style-name="T2">d) </text:span>1980</text:p>
      <text:p text:style-name="P11"/>
      <text:p text:style-name="P1">2. <text:span text:style-name="T3">Das seguintes opcións. ¿Que fai a arquitectura ARM?</text:span></text:p>
      <text:p text:style-name="P12">a) Fabrica hardware e software para móbiles</text:p>
      <text:p text:style-name="P12">b) Desenvolve o software só para as GPUs dos móviles</text:p>
      <text:p text:style-name="P12">c) Sacan licenzas para os fabricantes dos compoñentes dun móbil</text:p>
      <text:p text:style-name="P7">d) Deseñan e licencian procesadores, IDEs, IP Cores e software para SoCs.</text:p>
      <text:p text:style-name="P1"/>
      <text:p text:style-name="P8">3. ¿Que sistema de xestión de dependencias empregamos para os nosos proxectos Android?</text:p>
      <text:p text:style-name="P9"><text:span text:style-name="T2">a) NPM</text:span></text:p>
      <text:p text:style-name="P10"><text:span text:style-name="T2">b) Ant</text:span></text:p>
      <text:p text:style-name="P3"><text:span text:style-name="T2">c) Gradle</text:span></text:p>
      <text:p text:style-name="P9"><text:span text:style-name="T2">d) Maven</text:span></text:p>
      <text:p text:style-name="P8"/>
      <text:p text:style-name="P8">4. Cando falamos de compartir recursos con outras apps...</text:p>
      <text:p text:style-name="P6">a) Ambas ten que estar asinadas polo mesmo certificado e estar no Manifest</text:p>
      <text:p text:style-name="P8">b) As apps ten que ter diferente UID</text:p>
      <text:p text:style-name="P8">c) Non se pode compartir recursos entre dúas apps</text:p>
      <text:p text:style-name="P8">d) Debemos ter acceso a <text:span text:style-name="T3">I</text:span>nternet ou <text:span text:style-name="T3">B</text:span>luetoo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0:36:31.143000000</meta:creation-date>
    <dc:date>2024-10-22T21:28:01.929000000</dc:date>
    <meta:editing-duration>PT27M22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1" meta:word-count="134" meta:character-count="738" meta:non-whitespace-character-count="625"/>
  </office:meta>
</office:document-meta>
</file>